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byr:</text:p>
          </table:table-cell>
          <table:table-cell office:value-type="string" calcext:value-type="string">
            <text:p>iyr:</text:p>
          </table:table-cell>
          <table:table-cell office:value-type="string" calcext:value-type="string">
            <text:p>eyr:</text:p>
          </table:table-cell>
          <table:table-cell office:value-type="string" calcext:value-type="string">
            <text:p>hgt:</text:p>
          </table:table-cell>
          <table:table-cell office:value-type="string" calcext:value-type="string">
            <text:p>hcl:</text:p>
          </table:table-cell>
          <table:table-cell office:value-type="string" calcext:value-type="string">
            <text:p>ecl:</text:p>
          </table:table-cell>
          <table:table-cell office:value-type="string" calcext:value-type="string">
            <text:p>pid:</text:p>
          </table:table-cell>
          <table:table-cell office:value-type="string" calcext:value-type="string">
            <text:p>cid:</text:p>
          </table:table-cell>
          <table:table-cell table:number-columns-repeated="9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oth</text:p>
          </table:table-cell>
          <table:table-cell office:value-type="float" office:value="597580472" calcext:value-type="float">
            <text:p>597580472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oth</text:p>
          </table:table-cell>
          <table:table-cell office:value-type="float" office:value="597580472" calcext:value-type="float">
            <text:p>59758047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56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amb</text:p>
          </table:table-cell>
          <table:table-cell office:value-type="float" office:value="349191561" calcext:value-type="float">
            <text:p>34919156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56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amb</text:p>
          </table:table-cell>
          <table:table-cell office:value-type="float" office:value="349191561" calcext:value-type="float">
            <text:p>34919156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408617933" calcext:value-type="float">
            <text:p>4086179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408617933" calcext:value-type="float">
            <text:p>40861793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brn</text:p>
          </table:table-cell>
          <table:table-cell office:value-type="float" office:value="941290886" calcext:value-type="float">
            <text:p>94129088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brn</text:p>
          </table:table-cell>
          <table:table-cell office:value-type="float" office:value="941290886" calcext:value-type="float">
            <text:p>94129088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85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grn</text:p>
          </table:table-cell>
          <table:table-cell office:value-type="float" office:value="423210256" calcext:value-type="float">
            <text:p>42321025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85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grn</text:p>
          </table:table-cell>
          <table:table-cell office:value-type="float" office:value="423210256" calcext:value-type="float">
            <text:p>42321025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809421142" calcext:value-type="float">
            <text:p>80942114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809421142" calcext:value-type="float">
            <text:p>80942114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oth</text:p>
          </table:table-cell>
          <table:table-cell office:value-type="float" office:value="23312072" calcext:value-type="float">
            <text:p>2331207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oth</text:p>
          </table:table-cell>
          <table:table-cell office:value-type="float" office:value="23312072" calcext:value-type="float">
            <text:p>2331207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16" calcext:value-type="float">
            <text:p>20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blu</text:p>
          </table:table-cell>
          <table:table-cell office:value-type="float" office:value="190756361" calcext:value-type="float">
            <text:p>190756361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1943" calcext:value-type="float">
            <text:p>1943</text:p>
          </table:table-cell>
          <table:table-cell office:value-type="float" office:value="2016" calcext:value-type="float">
            <text:p>20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blu</text:p>
          </table:table-cell>
          <table:table-cell office:value-type="float" office:value="190756361" calcext:value-type="float">
            <text:p>19075636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9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oth</text:p>
          </table:table-cell>
          <table:table-cell office:value-type="float" office:value="953948851" calcext:value-type="float">
            <text:p>95394885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9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oth</text:p>
          </table:table-cell>
          <table:table-cell office:value-type="float" office:value="953948851" calcext:value-type="float">
            <text:p>95394885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20" calcext:value-type="float">
            <text:p>202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86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oth</text:p>
          </table:table-cell>
          <table:table-cell office:value-type="float" office:value="795414848" calcext:value-type="float">
            <text:p>79541484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2020" calcext:value-type="float">
            <text:p>202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86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oth</text:p>
          </table:table-cell>
          <table:table-cell office:value-type="float" office:value="795414848" calcext:value-type="float">
            <text:p>7954148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brn</text:p>
          </table:table-cell>
          <table:table-cell office:value-type="float" office:value="905121332" calcext:value-type="float">
            <text:p>90512133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brn</text:p>
          </table:table-cell>
          <table:table-cell office:value-type="float" office:value="905121332" calcext:value-type="float">
            <text:p>90512133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795616425" calcext:value-type="float">
            <text:p>79561642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933" calcext:value-type="float">
            <text:p>1933</text:p>
          </table:table-cell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795616425" calcext:value-type="float">
            <text:p>7956164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2in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amb</text:p>
          </table:table-cell>
          <table:table-cell office:value-type="float" office:value="750948701" calcext:value-type="float">
            <text:p>75094870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2in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amb</text:p>
          </table:table-cell>
          <table:table-cell office:value-type="float" office:value="750948701" calcext:value-type="float">
            <text:p>75094870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9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lu</text:p>
          </table:table-cell>
          <table:table-cell office:value-type="float" office:value="423254216" calcext:value-type="float">
            <text:p>42325421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9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lu</text:p>
          </table:table-cell>
          <table:table-cell office:value-type="float" office:value="423254216" calcext:value-type="float">
            <text:p>42325421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y</text:p>
          </table:table-cell>
          <table:table-cell office:value-type="float" office:value="298762877" calcext:value-type="float">
            <text:p>29876287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y</text:p>
          </table:table-cell>
          <table:table-cell office:value-type="float" office:value="298762877" calcext:value-type="float">
            <text:p>29876287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3in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lu</text:p>
          </table:table-cell>
          <table:table-cell office:value-type="float" office:value="628251539" calcext:value-type="float">
            <text:p>6282515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63in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lu</text:p>
          </table:table-cell>
          <table:table-cell office:value-type="float" office:value="628251539" calcext:value-type="float">
            <text:p>62825153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014" calcext:value-type="float">
            <text:p>201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56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n</text:p>
          </table:table-cell>
          <table:table-cell office:value-type="float" office:value="973247326" calcext:value-type="float">
            <text:p>97324732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2014" calcext:value-type="float">
            <text:p>201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56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n</text:p>
          </table:table-cell>
          <table:table-cell office:value-type="float" office:value="973247326" calcext:value-type="float">
            <text:p>97324732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rn</text:p>
          </table:table-cell>
          <table:table-cell office:value-type="float" office:value="62760305" calcext:value-type="float">
            <text:p>6276030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rn</text:p>
          </table:table-cell>
          <table:table-cell office:value-type="float" office:value="62760305" calcext:value-type="float">
            <text:p>6276030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20" calcext:value-type="float">
            <text:p>2020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rn</text:p>
          </table:table-cell>
          <table:table-cell office:value-type="float" office:value="477431667" calcext:value-type="float">
            <text:p>47743166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2020" calcext:value-type="float">
            <text:p>2020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rn</text:p>
          </table:table-cell>
          <table:table-cell office:value-type="float" office:value="477431667" calcext:value-type="float">
            <text:p>47743166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0" calcext:value-type="float">
            <text:p>201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694b7d</text:p>
          </table:table-cell>
          <table:table-cell office:value-type="string" calcext:value-type="string">
            <text:p>gry</text:p>
          </table:table-cell>
          <table:table-cell office:value-type="float" office:value="155471269" calcext:value-type="float">
            <text:p>155471269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10" calcext:value-type="float">
            <text:p>201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694b7d</text:p>
          </table:table-cell>
          <table:table-cell office:value-type="string" calcext:value-type="string">
            <text:p>gry</text:p>
          </table:table-cell>
          <table:table-cell office:value-type="float" office:value="155471269" calcext:value-type="float">
            <text:p>15547126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82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rn</text:p>
          </table:table-cell>
          <table:table-cell office:value-type="float" office:value="898126666" calcext:value-type="float">
            <text:p>89812666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82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rn</text:p>
          </table:table-cell>
          <table:table-cell office:value-type="float" office:value="898126666" calcext:value-type="float">
            <text:p>89812666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n</text:p>
          </table:table-cell>
          <table:table-cell office:value-type="float" office:value="760664328" calcext:value-type="float">
            <text:p>76066432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n</text:p>
          </table:table-cell>
          <table:table-cell office:value-type="float" office:value="760664328" calcext:value-type="float">
            <text:p>76066432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8" calcext:value-type="float">
            <text:p>201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rn</text:p>
          </table:table-cell>
          <table:table-cell office:value-type="float" office:value="953129359" calcext:value-type="float">
            <text:p>95312935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2018" calcext:value-type="float">
            <text:p>201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rn</text:p>
          </table:table-cell>
          <table:table-cell office:value-type="float" office:value="953129359" calcext:value-type="float">
            <text:p>95312935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4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amb</text:p>
          </table:table-cell>
          <table:table-cell office:value-type="float" office:value="975070417" calcext:value-type="float">
            <text:p>97507041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4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amb</text:p>
          </table:table-cell>
          <table:table-cell office:value-type="float" office:value="975070417" calcext:value-type="float">
            <text:p>9750704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10" calcext:value-type="float">
            <text:p>201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68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37135813" calcext:value-type="float">
            <text:p>3713581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8" calcext:value-type="float">
            <text:p>1938</text:p>
          </table:table-cell>
          <table:table-cell office:value-type="float" office:value="2010" calcext:value-type="float">
            <text:p>201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68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37135813" calcext:value-type="float">
            <text:p>3713581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oth</text:p>
          </table:table-cell>
          <table:table-cell office:value-type="float" office:value="871521406" calcext:value-type="float">
            <text:p>87152140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oth</text:p>
          </table:table-cell>
          <table:table-cell office:value-type="float" office:value="871521406" calcext:value-type="float">
            <text:p>8715214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015" calcext:value-type="float">
            <text:p>2015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72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rn</text:p>
          </table:table-cell>
          <table:table-cell office:value-type="float" office:value="307248029" calcext:value-type="float">
            <text:p>30724802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2015" calcext:value-type="float">
            <text:p>2015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72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rn</text:p>
          </table:table-cell>
          <table:table-cell office:value-type="float" office:value="307248029" calcext:value-type="float">
            <text:p>3072480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rn</text:p>
          </table:table-cell>
          <table:table-cell office:value-type="float" office:value="708687506" calcext:value-type="float">
            <text:p>70868750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rn</text:p>
          </table:table-cell>
          <table:table-cell office:value-type="float" office:value="708687506" calcext:value-type="float">
            <text:p>70868750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gry</text:p>
          </table:table-cell>
          <table:table-cell office:value-type="float" office:value="569864726" calcext:value-type="float">
            <text:p>56986472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gry</text:p>
          </table:table-cell>
          <table:table-cell office:value-type="float" office:value="569864726" calcext:value-type="float">
            <text:p>56986472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y</text:p>
          </table:table-cell>
          <table:table-cell office:value-type="float" office:value="20336420" calcext:value-type="float">
            <text:p>2033642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y</text:p>
          </table:table-cell>
          <table:table-cell office:value-type="float" office:value="20336420" calcext:value-type="float">
            <text:p>2033642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15" calcext:value-type="float">
            <text:p>201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2cm</text:p>
          </table:table-cell>
          <table:table-cell office:value-type="string" calcext:value-type="string">
            <text:p>#539335</text:p>
          </table:table-cell>
          <table:table-cell office:value-type="string" calcext:value-type="string">
            <text:p>brn</text:p>
          </table:table-cell>
          <table:table-cell office:value-type="float" office:value="2018679" calcext:value-type="float">
            <text:p>201867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float" office:value="2015" calcext:value-type="float">
            <text:p>201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2cm</text:p>
          </table:table-cell>
          <table:table-cell office:value-type="string" calcext:value-type="string">
            <text:p>#539335</text:p>
          </table:table-cell>
          <table:table-cell office:value-type="string" calcext:value-type="string">
            <text:p>brn</text:p>
          </table:table-cell>
          <table:table-cell office:value-type="float" office:value="2018679" calcext:value-type="float">
            <text:p>20186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13" calcext:value-type="float">
            <text:p>201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515291463" calcext:value-type="float">
            <text:p>51529146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2013" calcext:value-type="float">
            <text:p>201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515291463" calcext:value-type="float">
            <text:p>51529146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2" calcext:value-type="float">
            <text:p>201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416049447" calcext:value-type="float">
            <text:p>41604944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2" calcext:value-type="float">
            <text:p>201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416049447" calcext:value-type="float">
            <text:p>41604944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78720467" calcext:value-type="float">
            <text:p>7872046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78720467" calcext:value-type="float">
            <text:p>7872046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876231883" calcext:value-type="float">
            <text:p>87623188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876231883" calcext:value-type="float">
            <text:p>87623188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oth</text:p>
          </table:table-cell>
          <table:table-cell office:value-type="float" office:value="103964845" calcext:value-type="float">
            <text:p>10396484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oth</text:p>
          </table:table-cell>
          <table:table-cell office:value-type="float" office:value="103964845" calcext:value-type="float">
            <text:p>10396484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brn</text:p>
          </table:table-cell>
          <table:table-cell office:value-type="float" office:value="499363957" calcext:value-type="float">
            <text:p>49936395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brn</text:p>
          </table:table-cell>
          <table:table-cell office:value-type="float" office:value="499363957" calcext:value-type="float">
            <text:p>49936395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189cm</text:p>
          </table:table-cell>
          <table:table-cell table:style-name="ce1" office:value-type="string" calcext:value-type="string">
            <text:p>#866857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float" office:value="5837609946" calcext:value-type="float">
            <text:p>5837609946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330115418" calcext:value-type="float">
            <text:p>3301154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330115418" calcext:value-type="float">
            <text:p>33011541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rn</text:p>
          </table:table-cell>
          <table:table-cell office:value-type="float" office:value="50723476" calcext:value-type="float">
            <text:p>507234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rn</text:p>
          </table:table-cell>
          <table:table-cell office:value-type="float" office:value="50723476" calcext:value-type="float">
            <text:p>5072347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c5e354</text:p>
          </table:table-cell>
          <table:table-cell office:value-type="string" calcext:value-type="string">
            <text:p>gry</text:p>
          </table:table-cell>
          <table:table-cell office:value-type="float" office:value="192177566" calcext:value-type="float">
            <text:p>19217756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9" calcext:value-type="float">
            <text:p>20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c5e354</text:p>
          </table:table-cell>
          <table:table-cell office:value-type="string" calcext:value-type="string">
            <text:p>gry</text:p>
          </table:table-cell>
          <table:table-cell office:value-type="float" office:value="192177566" calcext:value-type="float">
            <text:p>19217756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hzl</text:p>
          </table:table-cell>
          <table:table-cell office:value-type="float" office:value="853199076" calcext:value-type="float">
            <text:p>85319907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hzl</text:p>
          </table:table-cell>
          <table:table-cell office:value-type="float" office:value="853199076" calcext:value-type="float">
            <text:p>853199076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7" calcext:value-type="float">
            <text:p>2017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n</text:p>
          </table:table-cell>
          <table:table-cell office:value-type="float" office:value="936740771" calcext:value-type="float">
            <text:p>93674077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7" calcext:value-type="float">
            <text:p>2017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n</text:p>
          </table:table-cell>
          <table:table-cell office:value-type="float" office:value="936740771" calcext:value-type="float">
            <text:p>93674077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415535681" calcext:value-type="float">
            <text:p>41553568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415535681" calcext:value-type="float">
            <text:p>41553568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oth</text:p>
          </table:table-cell>
          <table:table-cell office:value-type="float" office:value="499609129" calcext:value-type="float">
            <text:p>49960912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93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oth</text:p>
          </table:table-cell>
          <table:table-cell office:value-type="float" office:value="499609129" calcext:value-type="float">
            <text:p>49960912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444611265" calcext:value-type="float">
            <text:p>4446112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444611265" calcext:value-type="float">
            <text:p>44461126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n</text:p>
          </table:table-cell>
          <table:table-cell office:value-type="float" office:value="729836929" calcext:value-type="float">
            <text:p>72983692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grn</text:p>
          </table:table-cell>
          <table:table-cell office:value-type="float" office:value="729836929" calcext:value-type="float">
            <text:p>72983692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18" calcext:value-type="float">
            <text:p>201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28768413" calcext:value-type="float">
            <text:p>2876841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18" calcext:value-type="float">
            <text:p>201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28768413" calcext:value-type="float">
            <text:p>28768413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grn</text:p>
          </table:table-cell>
          <table:table-cell office:value-type="float" office:value="601040247" calcext:value-type="float">
            <text:p>60104024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grn</text:p>
          </table:table-cell>
          <table:table-cell office:value-type="float" office:value="601040247" calcext:value-type="float">
            <text:p>601040247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723709387" calcext:value-type="float">
            <text:p>72370938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723709387" calcext:value-type="float">
            <text:p>72370938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amb</text:p>
          </table:table-cell>
          <table:table-cell office:value-type="float" office:value="562911401" calcext:value-type="float">
            <text:p>56291140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amb</text:p>
          </table:table-cell>
          <table:table-cell office:value-type="float" office:value="562911401" calcext:value-type="float">
            <text:p>56291140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75in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amb</text:p>
          </table:table-cell>
          <table:table-cell office:value-type="float" office:value="826291674" calcext:value-type="float">
            <text:p>82629167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75in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amb</text:p>
          </table:table-cell>
          <table:table-cell office:value-type="float" office:value="826291674" calcext:value-type="float">
            <text:p>82629167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20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5e0e07</text:p>
          </table:table-cell>
          <table:table-cell office:value-type="string" calcext:value-type="string">
            <text:p>oth</text:p>
          </table:table-cell>
          <table:table-cell office:value-type="float" office:value="572114080" calcext:value-type="float">
            <text:p>57211408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5e0e07</text:p>
          </table:table-cell>
          <table:table-cell office:value-type="string" calcext:value-type="string">
            <text:p>oth</text:p>
          </table:table-cell>
          <table:table-cell office:value-type="float" office:value="572114080" calcext:value-type="float">
            <text:p>57211408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015" calcext:value-type="float">
            <text:p>2015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lu</text:p>
          </table:table-cell>
          <table:table-cell office:value-type="float" office:value="216813084" calcext:value-type="float">
            <text:p>21681308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5" calcext:value-type="float">
            <text:p>2015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lu</text:p>
          </table:table-cell>
          <table:table-cell office:value-type="float" office:value="216813084" calcext:value-type="float">
            <text:p>216813084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2010" calcext:value-type="float">
            <text:p>20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659709686" calcext:value-type="float">
            <text:p>65970968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10" calcext:value-type="float">
            <text:p>20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659709686" calcext:value-type="float">
            <text:p>65970968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2018" calcext:value-type="float">
            <text:p>2018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549406360" calcext:value-type="float">
            <text:p>5494063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18" calcext:value-type="float">
            <text:p>2018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90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549406360" calcext:value-type="float">
            <text:p>54940636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b98e00</text:p>
          </table:table-cell>
          <table:table-cell office:value-type="string" calcext:value-type="string">
            <text:p>blu</text:p>
          </table:table-cell>
          <table:table-cell office:value-type="float" office:value="305268492" calcext:value-type="float">
            <text:p>30526849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b98e00</text:p>
          </table:table-cell>
          <table:table-cell office:value-type="string" calcext:value-type="string">
            <text:p>blu</text:p>
          </table:table-cell>
          <table:table-cell office:value-type="float" office:value="305268492" calcext:value-type="float">
            <text:p>30526849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rn</text:p>
          </table:table-cell>
          <table:table-cell office:value-type="float" office:value="755632568" calcext:value-type="float">
            <text:p>75563256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rn</text:p>
          </table:table-cell>
          <table:table-cell office:value-type="float" office:value="755632568" calcext:value-type="float">
            <text:p>755632568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2010" calcext:value-type="float">
            <text:p>201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3868873" calcext:value-type="float">
            <text:p>386887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010" calcext:value-type="float">
            <text:p>201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3868873" calcext:value-type="float">
            <text:p>386887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737726601" calcext:value-type="float">
            <text:p>73772660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lu</text:p>
          </table:table-cell>
          <table:table-cell office:value-type="float" office:value="737726601" calcext:value-type="float">
            <text:p>737726601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2012" calcext:value-type="float">
            <text:p>2012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0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365821409" calcext:value-type="float">
            <text:p>36582140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2" calcext:value-type="float">
            <text:p>2012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0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365821409" calcext:value-type="float">
            <text:p>36582140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9" calcext:value-type="float">
            <text:p>1949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71in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lu</text:p>
          </table:table-cell>
          <table:table-cell office:value-type="float" office:value="360012597" calcext:value-type="float">
            <text:p>36001259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71in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blu</text:p>
          </table:table-cell>
          <table:table-cell office:value-type="float" office:value="360012597" calcext:value-type="float">
            <text:p>36001259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oth</text:p>
          </table:table-cell>
          <table:table-cell office:value-type="float" office:value="129809894" calcext:value-type="float">
            <text:p>12980989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oth</text:p>
          </table:table-cell>
          <table:table-cell office:value-type="float" office:value="129809894" calcext:value-type="float">
            <text:p>129809894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amb</text:p>
          </table:table-cell>
          <table:table-cell office:value-type="float" office:value="360787918" calcext:value-type="float">
            <text:p>3607879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amb</text:p>
          </table:table-cell>
          <table:table-cell office:value-type="float" office:value="360787918" calcext:value-type="float">
            <text:p>36078791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729531506" calcext:value-type="float">
            <text:p>72953150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7" calcext:value-type="float">
            <text:p>201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729531506" calcext:value-type="float">
            <text:p>72953150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string" calcext:value-type="string">
            <text:p>157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amb</text:p>
          </table:table-cell>
          <table:table-cell office:value-type="float" office:value="994733990" calcext:value-type="float">
            <text:p>99473399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string" calcext:value-type="string">
            <text:p>157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amb</text:p>
          </table:table-cell>
          <table:table-cell office:value-type="float" office:value="994733990" calcext:value-type="float">
            <text:p>99473399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876132993" calcext:value-type="float">
            <text:p>87613299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876132993" calcext:value-type="float">
            <text:p>876132993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rn</text:p>
          </table:table-cell>
          <table:table-cell office:value-type="float" office:value="530884763" calcext:value-type="float">
            <text:p>53088476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rn</text:p>
          </table:table-cell>
          <table:table-cell office:value-type="float" office:value="530884763" calcext:value-type="float">
            <text:p>53088476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16" calcext:value-type="float">
            <text:p>201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166795809" calcext:value-type="float">
            <text:p>1667958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16" calcext:value-type="float">
            <text:p>201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71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166795809" calcext:value-type="float">
            <text:p>16679580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479944517" calcext:value-type="float">
            <text:p>47994451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479944517" calcext:value-type="float">
            <text:p>47994451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278193062" calcext:value-type="float">
            <text:p>27819306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278193062" calcext:value-type="float">
            <text:p>27819306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67in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gry</text:p>
          </table:table-cell>
          <table:table-cell office:value-type="float" office:value="565425333" calcext:value-type="float">
            <text:p>56542533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67in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gry</text:p>
          </table:table-cell>
          <table:table-cell office:value-type="float" office:value="565425333" calcext:value-type="float">
            <text:p>565425333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oth</text:p>
          </table:table-cell>
          <table:table-cell office:value-type="float" office:value="574624890" calcext:value-type="float">
            <text:p>5746248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oth</text:p>
          </table:table-cell>
          <table:table-cell office:value-type="float" office:value="574624890" calcext:value-type="float">
            <text:p>57462489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2010" calcext:value-type="float">
            <text:p>201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hzl</text:p>
          </table:table-cell>
          <table:table-cell office:value-type="float" office:value="857984889" calcext:value-type="float">
            <text:p>85798488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010" calcext:value-type="float">
            <text:p>201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2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hzl</text:p>
          </table:table-cell>
          <table:table-cell office:value-type="float" office:value="857984889" calcext:value-type="float">
            <text:p>85798488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0in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gry</text:p>
          </table:table-cell>
          <table:table-cell office:value-type="float" office:value="215085889" calcext:value-type="float">
            <text:p>21508588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0in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gry</text:p>
          </table:table-cell>
          <table:table-cell office:value-type="float" office:value="215085889" calcext:value-type="float">
            <text:p>21508588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2018" calcext:value-type="float">
            <text:p>2018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0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n</text:p>
          </table:table-cell>
          <table:table-cell office:value-type="float" office:value="602147794" calcext:value-type="float">
            <text:p>60214779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018" calcext:value-type="float">
            <text:p>2018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0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n</text:p>
          </table:table-cell>
          <table:table-cell office:value-type="float" office:value="602147794" calcext:value-type="float">
            <text:p>60214779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y</text:p>
          </table:table-cell>
          <table:table-cell office:value-type="float" office:value="210246609" calcext:value-type="float">
            <text:p>21024660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y</text:p>
          </table:table-cell>
          <table:table-cell office:value-type="float" office:value="210246609" calcext:value-type="float">
            <text:p>210246609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018" calcext:value-type="float">
            <text:p>201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y</text:p>
          </table:table-cell>
          <table:table-cell office:value-type="float" office:value="547034188" calcext:value-type="float">
            <text:p>54703418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8" calcext:value-type="float">
            <text:p>201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gry</text:p>
          </table:table-cell>
          <table:table-cell office:value-type="float" office:value="547034188" calcext:value-type="float">
            <text:p>54703418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144048588" calcext:value-type="float">
            <text:p>1440485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144048588" calcext:value-type="float">
            <text:p>14404858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962" calcext:value-type="float">
            <text:p>1962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brn</text:p>
          </table:table-cell>
          <table:table-cell office:value-type="float" office:value="247699670" calcext:value-type="float">
            <text:p>24769967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brn</text:p>
          </table:table-cell>
          <table:table-cell office:value-type="float" office:value="247699670" calcext:value-type="float">
            <text:p>24769967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grn</text:p>
          </table:table-cell>
          <table:table-cell office:value-type="float" office:value="718378772" calcext:value-type="float">
            <text:p>71837877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6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grn</text:p>
          </table:table-cell>
          <table:table-cell office:value-type="float" office:value="718378772" calcext:value-type="float">
            <text:p>71837877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lu</text:p>
          </table:table-cell>
          <table:table-cell office:value-type="float" office:value="778422225" calcext:value-type="float">
            <text:p>7784222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lu</text:p>
          </table:table-cell>
          <table:table-cell office:value-type="float" office:value="778422225" calcext:value-type="float">
            <text:p>77842222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74in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lu</text:p>
          </table:table-cell>
          <table:table-cell office:value-type="float" office:value="864682628" calcext:value-type="float">
            <text:p>86468262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74in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lu</text:p>
          </table:table-cell>
          <table:table-cell office:value-type="float" office:value="864682628" calcext:value-type="float">
            <text:p>864682628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2012" calcext:value-type="float">
            <text:p>201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163871357" calcext:value-type="float">
            <text:p>16387135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12" calcext:value-type="float">
            <text:p>201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oth</text:p>
          </table:table-cell>
          <table:table-cell office:value-type="float" office:value="163871357" calcext:value-type="float">
            <text:p>16387135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73in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801995950" calcext:value-type="float">
            <text:p>80199595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73in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801995950" calcext:value-type="float">
            <text:p>80199595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lu</text:p>
          </table:table-cell>
          <table:table-cell office:value-type="float" office:value="969679765" calcext:value-type="float">
            <text:p>96967976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blu</text:p>
          </table:table-cell>
          <table:table-cell office:value-type="float" office:value="969679765" calcext:value-type="float">
            <text:p>969679765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blu</text:p>
          </table:table-cell>
          <table:table-cell office:value-type="float" office:value="388582890" calcext:value-type="float">
            <text:p>38858289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blu</text:p>
          </table:table-cell>
          <table:table-cell office:value-type="float" office:value="388582890" calcext:value-type="float">
            <text:p>38858289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amb</text:p>
          </table:table-cell>
          <table:table-cell office:value-type="float" office:value="556889061" calcext:value-type="float">
            <text:p>55688906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amb</text:p>
          </table:table-cell>
          <table:table-cell office:value-type="float" office:value="556889061" calcext:value-type="float">
            <text:p>55688906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2016" calcext:value-type="float">
            <text:p>2016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220410871" calcext:value-type="float">
            <text:p>22041087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016" calcext:value-type="float">
            <text:p>2016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220410871" calcext:value-type="float">
            <text:p>22041087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332596122" calcext:value-type="float">
            <text:p>33259612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332596122" calcext:value-type="float">
            <text:p>33259612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264693268" calcext:value-type="float">
            <text:p>26469326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264693268" calcext:value-type="float">
            <text:p>264693268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2012" calcext:value-type="float">
            <text:p>201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oth</text:p>
          </table:table-cell>
          <table:table-cell office:value-type="float" office:value="135442622" calcext:value-type="float">
            <text:p>13544262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2" calcext:value-type="float">
            <text:p>2012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oth</text:p>
          </table:table-cell>
          <table:table-cell office:value-type="float" office:value="135442622" calcext:value-type="float">
            <text:p>13544262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186863004" calcext:value-type="float">
            <text:p>18686300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2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186863004" calcext:value-type="float">
            <text:p>18686300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oth</text:p>
          </table:table-cell>
          <table:table-cell office:value-type="float" office:value="73817633" calcext:value-type="float">
            <text:p>7381763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oth</text:p>
          </table:table-cell>
          <table:table-cell office:value-type="float" office:value="73817633" calcext:value-type="float">
            <text:p>738176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3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779458123" calcext:value-type="float">
            <text:p>77945812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53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779458123" calcext:value-type="float">
            <text:p>779458123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2015" calcext:value-type="float">
            <text:p>2015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rn</text:p>
          </table:table-cell>
          <table:table-cell office:value-type="float" office:value="616963706" calcext:value-type="float">
            <text:p>61696370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5" calcext:value-type="float">
            <text:p>2015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brn</text:p>
          </table:table-cell>
          <table:table-cell office:value-type="float" office:value="616963706" calcext:value-type="float">
            <text:p>61696370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2" calcext:value-type="float">
            <text:p>1962</text:p>
          </table:table-cell>
          <table:table-cell office:value-type="float" office:value="2010" calcext:value-type="float">
            <text:p>20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rn</text:p>
          </table:table-cell>
          <table:table-cell office:value-type="float" office:value="458396337" calcext:value-type="float">
            <text:p>4583963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10" calcext:value-type="float">
            <text:p>20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866857</text:p>
          </table:table-cell>
          <table:table-cell office:value-type="string" calcext:value-type="string">
            <text:p>brn</text:p>
          </table:table-cell>
          <table:table-cell office:value-type="float" office:value="458396337" calcext:value-type="float">
            <text:p>45839633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6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893346945" calcext:value-type="float">
            <text:p>89334694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6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oth</text:p>
          </table:table-cell>
          <table:table-cell office:value-type="float" office:value="893346945" calcext:value-type="float">
            <text:p>89334694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grn</text:p>
          </table:table-cell>
          <table:table-cell office:value-type="float" office:value="19887743" calcext:value-type="float">
            <text:p>1988774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7cm</text:p>
          </table:table-cell>
          <table:table-cell office:value-type="string" calcext:value-type="string">
            <text:p>#733820</text:p>
          </table:table-cell>
          <table:table-cell office:value-type="string" calcext:value-type="string">
            <text:p>grn</text:p>
          </table:table-cell>
          <table:table-cell office:value-type="float" office:value="19887743" calcext:value-type="float">
            <text:p>1988774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41140029" calcext:value-type="float">
            <text:p>4114002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19" calcext:value-type="float">
            <text:p>201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41140029" calcext:value-type="float">
            <text:p>4114002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502841851" calcext:value-type="float">
            <text:p>50284185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brn</text:p>
          </table:table-cell>
          <table:table-cell office:value-type="float" office:value="502841851" calcext:value-type="float">
            <text:p>50284185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y</text:p>
          </table:table-cell>
          <table:table-cell office:value-type="float" office:value="790768270" calcext:value-type="float">
            <text:p>79076827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y</text:p>
          </table:table-cell>
          <table:table-cell office:value-type="float" office:value="790768270" calcext:value-type="float">
            <text:p>79076827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7" calcext:value-type="float">
            <text:p>1947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0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hzl</text:p>
          </table:table-cell>
          <table:table-cell office:value-type="float" office:value="484823445" calcext:value-type="float">
            <text:p>48482344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15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70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hzl</text:p>
          </table:table-cell>
          <table:table-cell office:value-type="float" office:value="484823445" calcext:value-type="float">
            <text:p>484823445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5" calcext:value-type="float">
            <text:p>201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79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936593230" calcext:value-type="float">
            <text:p>93659323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5" calcext:value-type="float">
            <text:p>201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79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936593230" calcext:value-type="float">
            <text:p>93659323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4d8fe2</text:p>
          </table:table-cell>
          <table:table-cell office:value-type="string" calcext:value-type="string">
            <text:p>brn</text:p>
          </table:table-cell>
          <table:table-cell office:value-type="float" office:value="995512119" calcext:value-type="float">
            <text:p>99551211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87cm</text:p>
          </table:table-cell>
          <table:table-cell office:value-type="string" calcext:value-type="string">
            <text:p>#4d8fe2</text:p>
          </table:table-cell>
          <table:table-cell office:value-type="string" calcext:value-type="string">
            <text:p>brn</text:p>
          </table:table-cell>
          <table:table-cell office:value-type="float" office:value="995512119" calcext:value-type="float">
            <text:p>9955121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2020" calcext:value-type="float">
            <text:p>202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n</text:p>
          </table:table-cell>
          <table:table-cell office:value-type="float" office:value="760124779" calcext:value-type="float">
            <text:p>76012477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20" calcext:value-type="float">
            <text:p>202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n</text:p>
          </table:table-cell>
          <table:table-cell office:value-type="float" office:value="760124779" calcext:value-type="float">
            <text:p>76012477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354858055" calcext:value-type="float">
            <text:p>35485805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92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hzl</text:p>
          </table:table-cell>
          <table:table-cell office:value-type="float" office:value="354858055" calcext:value-type="float">
            <text:p>354858055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2015" calcext:value-type="float">
            <text:p>2015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amb</text:p>
          </table:table-cell>
          <table:table-cell office:value-type="float" office:value="364426658" calcext:value-type="float">
            <text:p>36442665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015" calcext:value-type="float">
            <text:p>2015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amb</text:p>
          </table:table-cell>
          <table:table-cell office:value-type="float" office:value="364426658" calcext:value-type="float">
            <text:p>36442665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2016" calcext:value-type="float">
            <text:p>2016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774430678" calcext:value-type="float">
            <text:p>77443067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16" calcext:value-type="float">
            <text:p>2016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61in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774430678" calcext:value-type="float">
            <text:p>77443067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y</text:p>
          </table:table-cell>
          <table:table-cell office:value-type="float" office:value="714195768" calcext:value-type="float">
            <text:p>71419576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ceb3a1</text:p>
          </table:table-cell>
          <table:table-cell office:value-type="string" calcext:value-type="string">
            <text:p>gry</text:p>
          </table:table-cell>
          <table:table-cell office:value-type="float" office:value="714195768" calcext:value-type="float">
            <text:p>71419576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gry</text:p>
          </table:table-cell>
          <table:table-cell office:value-type="float" office:value="409136005" calcext:value-type="float">
            <text:p>4091360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gry</text:p>
          </table:table-cell>
          <table:table-cell office:value-type="float" office:value="409136005" calcext:value-type="float">
            <text:p>40913600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2010" calcext:value-type="float">
            <text:p>201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5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471094613" calcext:value-type="float">
            <text:p>47109461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0" calcext:value-type="float">
            <text:p>201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65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471094613" calcext:value-type="float">
            <text:p>47109461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oth</text:p>
          </table:table-cell>
          <table:table-cell office:value-type="float" office:value="907249487" calcext:value-type="float">
            <text:p>9072494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55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oth</text:p>
          </table:table-cell>
          <table:table-cell office:value-type="float" office:value="907249487" calcext:value-type="float">
            <text:p>90724948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blu</text:p>
          </table:table-cell>
          <table:table-cell office:value-type="float" office:value="287999130" calcext:value-type="float">
            <text:p>28799913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blu</text:p>
          </table:table-cell>
          <table:table-cell office:value-type="float" office:value="287999130" calcext:value-type="float">
            <text:p>28799913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2010" calcext:value-type="float">
            <text:p>20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641690548" calcext:value-type="float">
            <text:p>64169054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010" calcext:value-type="float">
            <text:p>20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grn</text:p>
          </table:table-cell>
          <table:table-cell office:value-type="float" office:value="641690548" calcext:value-type="float">
            <text:p>64169054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928" calcext:value-type="float">
            <text:p>1928</text:p>
          </table:table-cell>
          <table:table-cell office:value-type="float" office:value="2012" calcext:value-type="float">
            <text:p>2012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75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lu</text:p>
          </table:table-cell>
          <table:table-cell office:value-type="float" office:value="724014178" calcext:value-type="float">
            <text:p>72401417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012" calcext:value-type="float">
            <text:p>2012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75in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blu</text:p>
          </table:table-cell>
          <table:table-cell office:value-type="float" office:value="724014178" calcext:value-type="float">
            <text:p>724014178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2cm</text:p>
          </table:table-cell>
          <table:table-cell office:value-type="string" calcext:value-type="string">
            <text:p>#8345d8</text:p>
          </table:table-cell>
          <table:table-cell office:value-type="string" calcext:value-type="string">
            <text:p>grn</text:p>
          </table:table-cell>
          <table:table-cell office:value-type="float" office:value="728151722" calcext:value-type="float">
            <text:p>72815172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2cm</text:p>
          </table:table-cell>
          <table:table-cell office:value-type="string" calcext:value-type="string">
            <text:p>#8345d8</text:p>
          </table:table-cell>
          <table:table-cell office:value-type="string" calcext:value-type="string">
            <text:p>grn</text:p>
          </table:table-cell>
          <table:table-cell office:value-type="float" office:value="728151722" calcext:value-type="float">
            <text:p>72815172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71in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oth</text:p>
          </table:table-cell>
          <table:table-cell office:value-type="float" office:value="794922933" calcext:value-type="float">
            <text:p>79492293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71in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oth</text:p>
          </table:table-cell>
          <table:table-cell office:value-type="float" office:value="794922933" calcext:value-type="float">
            <text:p>79492293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5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337611432" calcext:value-type="float">
            <text:p>33761143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5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gry</text:p>
          </table:table-cell>
          <table:table-cell office:value-type="float" office:value="337611432" calcext:value-type="float">
            <text:p>33761143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blu</text:p>
          </table:table-cell>
          <table:table-cell office:value-type="float" office:value="678688040" calcext:value-type="float">
            <text:p>67868804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blu</text:p>
          </table:table-cell>
          <table:table-cell office:value-type="float" office:value="678688040" calcext:value-type="float">
            <text:p>67868804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2018" calcext:value-type="float">
            <text:p>2018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7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801421993" calcext:value-type="float">
            <text:p>80142199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18" calcext:value-type="float">
            <text:p>2018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7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801421993" calcext:value-type="float">
            <text:p>80142199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53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amb</text:p>
          </table:table-cell>
          <table:table-cell office:value-type="float" office:value="805225382" calcext:value-type="float">
            <text:p>80522538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53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amb</text:p>
          </table:table-cell>
          <table:table-cell office:value-type="float" office:value="805225382" calcext:value-type="float">
            <text:p>80522538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539625393" calcext:value-type="float">
            <text:p>53962539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1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amb</text:p>
          </table:table-cell>
          <table:table-cell office:value-type="float" office:value="539625393" calcext:value-type="float">
            <text:p>539625393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2011" calcext:value-type="float">
            <text:p>2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634235387" calcext:value-type="float">
            <text:p>63423538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11" calcext:value-type="float">
            <text:p>2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634235387" calcext:value-type="float">
            <text:p>634235387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504467634" calcext:value-type="float">
            <text:p>5044676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gry</text:p>
          </table:table-cell>
          <table:table-cell office:value-type="float" office:value="504467634" calcext:value-type="float">
            <text:p>50446763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71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627335191" calcext:value-type="float">
            <text:p>6273351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10" calcext:value-type="float">
            <text:p>20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71cm</text:p>
          </table:table-cell>
          <table:table-cell office:value-type="string" calcext:value-type="string">
            <text:p>#6b5442</text:p>
          </table:table-cell>
          <table:table-cell office:value-type="string" calcext:value-type="string">
            <text:p>blu</text:p>
          </table:table-cell>
          <table:table-cell office:value-type="float" office:value="627335191" calcext:value-type="float">
            <text:p>62733519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8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657117959" calcext:value-type="float">
            <text:p>65711795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58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657117959" calcext:value-type="float">
            <text:p>65711795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017" calcext:value-type="float">
            <text:p>201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653769092" calcext:value-type="float">
            <text:p>65376909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17" calcext:value-type="float">
            <text:p>201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y</text:p>
          </table:table-cell>
          <table:table-cell office:value-type="float" office:value="653769092" calcext:value-type="float">
            <text:p>65376909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amb</text:p>
          </table:table-cell>
          <table:table-cell office:value-type="float" office:value="161694953" calcext:value-type="float">
            <text:p>16169495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88cm</text:p>
          </table:table-cell>
          <table:table-cell office:value-type="string" calcext:value-type="string">
            <text:p>#602927</text:p>
          </table:table-cell>
          <table:table-cell office:value-type="string" calcext:value-type="string">
            <text:p>amb</text:p>
          </table:table-cell>
          <table:table-cell office:value-type="float" office:value="161694953" calcext:value-type="float">
            <text:p>16169495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472866063" calcext:value-type="float">
            <text:p>47286606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8cm</text:p>
          </table:table-cell>
          <table:table-cell office:value-type="string" calcext:value-type="string">
            <text:p>#cfa07d</text:p>
          </table:table-cell>
          <table:table-cell office:value-type="string" calcext:value-type="string">
            <text:p>grn</text:p>
          </table:table-cell>
          <table:table-cell office:value-type="float" office:value="472866063" calcext:value-type="float">
            <text:p>47286606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hzl</text:p>
          </table:table-cell>
          <table:table-cell office:value-type="float" office:value="302959013" calcext:value-type="float">
            <text:p>30295901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67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hzl</text:p>
          </table:table-cell>
          <table:table-cell office:value-type="float" office:value="302959013" calcext:value-type="float">
            <text:p>302959013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928" calcext:value-type="float">
            <text:p>1928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gry</text:p>
          </table:table-cell>
          <table:table-cell office:value-type="float" office:value="13861920" calcext:value-type="float">
            <text:p>138619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017" calcext:value-type="float">
            <text:p>201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74cm</text:p>
          </table:table-cell>
          <table:table-cell office:value-type="string" calcext:value-type="string">
            <text:p>#623a2f</text:p>
          </table:table-cell>
          <table:table-cell office:value-type="string" calcext:value-type="string">
            <text:p>gry</text:p>
          </table:table-cell>
          <table:table-cell office:value-type="float" office:value="13861920" calcext:value-type="float">
            <text:p>1386192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2014" calcext:value-type="float">
            <text:p>201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76in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285922660" calcext:value-type="float">
            <text:p>28592266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014" calcext:value-type="float">
            <text:p>201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76in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brn</text:p>
          </table:table-cell>
          <table:table-cell office:value-type="float" office:value="285922660" calcext:value-type="float">
            <text:p>28592266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2014" calcext:value-type="float">
            <text:p>201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lu</text:p>
          </table:table-cell>
          <table:table-cell office:value-type="float" office:value="14383055" calcext:value-type="float">
            <text:p>1438305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14" calcext:value-type="float">
            <text:p>201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blu</text:p>
          </table:table-cell>
          <table:table-cell office:value-type="float" office:value="14383055" calcext:value-type="float">
            <text:p>14383055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hzl</text:p>
          </table:table-cell>
          <table:table-cell office:value-type="float" office:value="393181243" calcext:value-type="float">
            <text:p>39318124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4cm</text:p>
          </table:table-cell>
          <table:table-cell office:value-type="string" calcext:value-type="string">
            <text:p>#341e13</text:p>
          </table:table-cell>
          <table:table-cell office:value-type="string" calcext:value-type="string">
            <text:p>hzl</text:p>
          </table:table-cell>
          <table:table-cell office:value-type="float" office:value="393181243" calcext:value-type="float">
            <text:p>393181243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2014" calcext:value-type="float">
            <text:p>201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amb</text:p>
          </table:table-cell>
          <table:table-cell office:value-type="float" office:value="379180765" calcext:value-type="float">
            <text:p>37918076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4" calcext:value-type="float">
            <text:p>201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8cm</text:p>
          </table:table-cell>
          <table:table-cell office:value-type="string" calcext:value-type="string">
            <text:p>#fffffd</text:p>
          </table:table-cell>
          <table:table-cell office:value-type="string" calcext:value-type="string">
            <text:p>amb</text:p>
          </table:table-cell>
          <table:table-cell office:value-type="float" office:value="379180765" calcext:value-type="float">
            <text:p>37918076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y</text:p>
          </table:table-cell>
          <table:table-cell office:value-type="float" office:value="247138863" calcext:value-type="float">
            <text:p>2471388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76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gry</text:p>
          </table:table-cell>
          <table:table-cell office:value-type="float" office:value="247138863" calcext:value-type="float">
            <text:p>24713886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373461578" calcext:value-type="float">
            <text:p>37346157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7" calcext:value-type="float">
            <text:p>201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3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amb</text:p>
          </table:table-cell>
          <table:table-cell office:value-type="float" office:value="373461578" calcext:value-type="float">
            <text:p>37346157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hzl</text:p>
          </table:table-cell>
          <table:table-cell office:value-type="float" office:value="795790549" calcext:value-type="float">
            <text:p>79579054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efcc98</text:p>
          </table:table-cell>
          <table:table-cell office:value-type="string" calcext:value-type="string">
            <text:p>hzl</text:p>
          </table:table-cell>
          <table:table-cell office:value-type="float" office:value="795790549" calcext:value-type="float">
            <text:p>79579054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62" calcext:value-type="float">
            <text:p>1962</text:p>
          </table:table-cell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amb</text:p>
          </table:table-cell>
          <table:table-cell office:value-type="float" office:value="672792762" calcext:value-type="float">
            <text:p>67279276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159cm</text:p>
          </table:table-cell>
          <table:table-cell office:value-type="string" calcext:value-type="string">
            <text:p>#888785</text:p>
          </table:table-cell>
          <table:table-cell office:value-type="string" calcext:value-type="string">
            <text:p>amb</text:p>
          </table:table-cell>
          <table:table-cell office:value-type="float" office:value="672792762" calcext:value-type="float">
            <text:p>67279276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n</text:p>
          </table:table-cell>
          <table:table-cell office:value-type="float" office:value="975218035" calcext:value-type="float">
            <text:p>97521803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64cm</text:p>
          </table:table-cell>
          <table:table-cell office:value-type="string" calcext:value-type="string">
            <text:p>#18171d</text:p>
          </table:table-cell>
          <table:table-cell office:value-type="string" calcext:value-type="string">
            <text:p>grn</text:p>
          </table:table-cell>
          <table:table-cell office:value-type="float" office:value="975218035" calcext:value-type="float">
            <text:p>975218035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2013" calcext:value-type="float">
            <text:p>2013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655501194" calcext:value-type="float">
            <text:p>65550119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3" calcext:value-type="float">
            <text:p>2013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183cm</text:p>
          </table:table-cell>
          <table:table-cell office:value-type="string" calcext:value-type="string">
            <text:p>#a97842</text:p>
          </table:table-cell>
          <table:table-cell office:value-type="string" calcext:value-type="string">
            <text:p>hzl</text:p>
          </table:table-cell>
          <table:table-cell office:value-type="float" office:value="655501194" calcext:value-type="float">
            <text:p>65550119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hzl</text:p>
          </table:table-cell>
          <table:table-cell office:value-type="float" office:value="176430746" calcext:value-type="float">
            <text:p>17643074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16" calcext:value-type="float">
            <text:p>20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73cm</text:p>
          </table:table-cell>
          <table:table-cell office:value-type="string" calcext:value-type="string">
            <text:p>#7d3b0c</text:p>
          </table:table-cell>
          <table:table-cell office:value-type="string" calcext:value-type="string">
            <text:p>hzl</text:p>
          </table:table-cell>
          <table:table-cell office:value-type="float" office:value="176430746" calcext:value-type="float">
            <text:p>176430746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hzl</text:p>
          </table:table-cell>
          <table:table-cell office:value-type="float" office:value="660176034" calcext:value-type="float">
            <text:p>660176034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5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hzl</text:p>
          </table:table-cell>
          <table:table-cell office:value-type="float" office:value="660176034" calcext:value-type="float">
            <text:p>66017603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20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92856842" calcext:value-type="float">
            <text:p>9285684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189cm</text:p>
          </table:table-cell>
          <table:table-cell office:value-type="string" calcext:value-type="string">
            <text:p>#b6652a</text:p>
          </table:table-cell>
          <table:table-cell office:value-type="string" calcext:value-type="string">
            <text:p>hzl</text:p>
          </table:table-cell>
          <table:table-cell office:value-type="float" office:value="92856842" calcext:value-type="float">
            <text:p>9285684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2010" calcext:value-type="float">
            <text:p>20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874577361" calcext:value-type="float">
            <text:p>87457736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10" calcext:value-type="float">
            <text:p>20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60cm</text:p>
          </table:table-cell>
          <table:table-cell office:value-type="string" calcext:value-type="string">
            <text:p>#c0946f</text:p>
          </table:table-cell>
          <table:table-cell office:value-type="string" calcext:value-type="string">
            <text:p>oth</text:p>
          </table:table-cell>
          <table:table-cell office:value-type="float" office:value="874577361" calcext:value-type="float">
            <text:p>874577361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H147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22:46:33.828000000</meta:creation-date>
    <dc:date>2020-12-05T00:30:37.137000000</dc:date>
    <meta:editing-duration>PT1H11M51S</meta:editing-duration>
    <meta:editing-cycles>2</meta:editing-cycles>
    <meta:generator>LibreOffice/7.0.3.1$Windows_X86_64 LibreOffice_project/d7547858d014d4cf69878db179d326fc3483e082</meta:generator>
    <meta:document-statistic meta:table-count="2" meta:cell-count="2336" meta:object-count="0"/>
  </office:meta>
</office:document-meta>
</file>